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8.5cm"/>
    </style:style>
    <style:style style:name="Table1.B" style:family="table-column">
      <style:table-column-properties style:column-width="8.513cm"/>
    </style:style>
    <style:style style:name="Table1.A1" style:family="table-cell">
      <style:table-cell-properties fo:background-color="#00599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2" style:family="table-cell">
      <style:table-cell-properties fo:background-color="#5e8ac7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7.805cm"/>
    </style:style>
    <style:style style:name="Table2.B" style:family="table-column">
      <style:table-column-properties style:column-width="9.208cm"/>
    </style:style>
    <style:style style:name="Table2.A1" style:family="table-cell">
      <style:table-cell-properties fo:background-color="#00599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2" style:family="table-cell">
      <style:table-cell-properties fo:background-color="#5e8ac7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weight="normal" officeooo:rsid="008f6df7" officeooo:paragraph-rsid="00a9d3ee" style:font-weight-asian="normal" style:font-weight-complex="normal"/>
    </style:style>
    <style:style style:name="P2" style:family="paragraph" style:parent-style-name="Standard">
      <style:paragraph-properties fo:line-height="150%" fo:text-align="start" style:justify-single-word="false"/>
      <style:text-properties style:font-name="Times New Roman" fo:font-weight="normal" officeooo:rsid="008f6df7" officeooo:paragraph-rsid="001d0e9c" style:font-weight-asian="normal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 New Roman" fo:font-weight="normal" officeooo:rsid="008f6df7" officeooo:paragraph-rsid="0096d85e" style:font-weight-asian="normal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style:font-name="Times New Roman" fo:font-weight="normal" officeooo:rsid="008f6df7" officeooo:paragraph-rsid="00a1b237" style:font-weight-asian="normal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style:font-name="Times New Roman" fo:font-weight="normal" officeooo:rsid="008f6df7" officeooo:paragraph-rsid="00a1e0a0" style:font-weight-asian="normal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style:font-name="Times New Roman" fo:font-weight="normal" officeooo:rsid="008f6df7" officeooo:paragraph-rsid="00a4f005" style:font-weight-asian="normal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style:font-name="Times New Roman" fo:font-weight="normal" officeooo:rsid="008f6df7" officeooo:paragraph-rsid="00a61ad6" style:font-weight-asian="normal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style:font-name="Times New Roman" fo:font-weight="normal" officeooo:rsid="008f6df7" officeooo:paragraph-rsid="00a7ca0a" style:font-weight-asian="normal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style:font-name="Times New Roman" fo:font-weight="normal" officeooo:rsid="009bd4f4" officeooo:paragraph-rsid="00a7ca0a" style:font-weight-asian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officeooo:paragraph-rsid="00a1e0a0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officeooo:rsid="00a1b237" officeooo:paragraph-rsid="00a1b237"/>
    </style:style>
    <style:style style:name="P13" style:family="paragraph" style:parent-style-name="Table_20_Contents">
      <style:paragraph-properties fo:text-align="center" style:justify-single-word="false"/>
      <style:text-properties fo:color="#eeeeee" style:font-name="Times New Roman" fo:font-weight="bold" officeooo:rsid="0096d85e" officeooo:paragraph-rsid="0096d85e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eeeeee" style:font-name="Times New Roman" fo:font-weight="bold" officeooo:rsid="00a4f005" officeooo:paragraph-rsid="00a4f005" style:font-weight-asian="bold" style:font-weight-complex="bold"/>
    </style:style>
    <style:style style:name="P15" style:family="paragraph" style:parent-style-name="Table_20_Contents">
      <style:paragraph-properties fo:line-height="150%" fo:text-align="center" style:justify-single-word="false"/>
      <style:text-properties fo:color="#eeeeee" style:font-name="Times New Roman" fo:font-weight="bold" officeooo:rsid="00a9d3ee" officeooo:paragraph-rsid="00a9d3ee" style:font-weight-asian="bold" style:font-weight-complex="bold"/>
    </style:style>
    <style:style style:name="P16" style:family="paragraph" style:parent-style-name="Table_20_Contents">
      <style:paragraph-properties fo:line-height="150%" fo:text-align="center" style:justify-single-word="false"/>
      <style:text-properties fo:color="#eeeeee" style:font-name="Times New Roman" fo:font-weight="bold" officeooo:rsid="00a61ad6" officeooo:paragraph-rsid="00a7ca0a" style:font-weight-asian="bold" style:font-weight-complex="bold"/>
    </style:style>
    <style:style style:name="P17" style:family="paragraph" style:parent-style-name="Table_20_Contents">
      <style:paragraph-properties fo:line-height="150%" fo:text-align="center" style:justify-single-word="false"/>
      <style:text-properties fo:color="#eeeeee" style:font-name="Times New Roman" fo:font-weight="bold" officeooo:rsid="00ab4fec" officeooo:paragraph-rsid="00ab4fec" style:font-weight-asian="bold" style:font-weight-complex="bold"/>
    </style:style>
    <style:style style:name="P18" style:family="paragraph" style:parent-style-name="Table_20_Contents">
      <style:paragraph-properties fo:line-height="150%" fo:text-align="center" style:justify-single-word="false"/>
      <style:text-properties style:use-window-font-color="true" style:font-name="Times New Roman" fo:font-weight="normal" officeooo:rsid="00ab4fec" officeooo:paragraph-rsid="00ab4fec" style:font-weight-asian="normal" style:font-weight-complex="normal"/>
    </style:style>
    <style:style style:name="P19" style:family="paragraph" style:parent-style-name="Standard">
      <style:paragraph-properties fo:line-height="150%" fo:text-align="start" style:justify-single-word="false"/>
      <style:text-properties style:font-name="Times New Roman" fo:font-weight="normal" officeooo:rsid="008f6df7" officeooo:paragraph-rsid="00a61ad6" style:font-weight-asian="normal" style:font-weight-complex="normal"/>
    </style:style>
    <style:style style:name="P20" style:family="paragraph" style:parent-style-name="Standard">
      <style:paragraph-properties fo:line-height="150%" fo:text-align="start" style:justify-single-word="false"/>
      <style:text-properties style:font-name="Times New Roman" fo:font-weight="normal" officeooo:rsid="00a7ca0a" officeooo:paragraph-rsid="00a7ca0a" style:font-weight-asian="normal" style:font-weight-complex="normal"/>
    </style:style>
    <style:style style:name="P21" style:family="paragraph" style:parent-style-name="Standard">
      <style:paragraph-properties fo:line-height="150%" fo:text-align="start" style:justify-single-word="false"/>
      <style:text-properties style:font-name="Times New Roman" fo:font-weight="normal" officeooo:rsid="00a7ca0a" officeooo:paragraph-rsid="00a61ad6" style:font-weight-asian="normal" style:font-weight-complex="normal"/>
    </style:style>
    <style:style style:name="T1" style:family="text">
      <style:text-properties officeooo:rsid="0097d138"/>
    </style:style>
    <style:style style:name="T2" style:family="text">
      <style:text-properties officeooo:rsid="0099a58d"/>
    </style:style>
    <style:style style:name="T3" style:family="text">
      <style:text-properties officeooo:rsid="009bd4f4"/>
    </style:style>
    <style:style style:name="T4" style:family="text">
      <style:text-properties officeooo:rsid="009bdea1"/>
    </style:style>
    <style:style style:name="T5" style:family="text">
      <style:text-properties officeooo:rsid="009cedf7"/>
    </style:style>
    <style:style style:name="T6" style:family="text">
      <style:text-properties officeooo:rsid="00a7ca0a"/>
    </style:style>
    <style:style style:name="T7" style:family="text">
      <style:text-properties officeooo:rsid="00ac57e7"/>
    </style:style>
    <style:style style:name="T8" style:family="text">
      <style:text-properties officeooo:rsid="00acaf1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3">REQUISITOS</text:p>
          </table:table-cell>
          <table:covered-table-cell/>
        </table:table-row>
        <table:table-row>
          <table:table-cell table:style-name="Table1.A2" office:value-type="string">
            <text:p text:style-name="P3">Ubuntu 18.04.1 LTS</text:p>
          </table:table-cell>
          <table:table-cell table:style-name="Table1.B2" office:value-type="string">
            <text:p text:style-name="P10">https://www.ubuntu.com/</text:p>
          </table:table-cell>
        </table:table-row>
        <table:table-row>
          <table:table-cell table:style-name="Table1.A2" office:value-type="string">
            <text:p text:style-name="P3">gcc version 7.3.0</text:p>
          </table:table-cell>
          <table:table-cell table:style-name="Table1.B2" office:value-type="string">
            <text:p text:style-name="P4">sudo apt-get update</text:p>
            <text:p text:style-name="P4">sudo apt-get install build-essential</text:p>
          </table:table-cell>
        </table:table-row>
        <table:table-row>
          <table:table-cell table:style-name="Table1.A2" office:value-type="string">
            <text:p text:style-name="P3">GNU Make 4.1</text:p>
          </table:table-cell>
          <table:table-cell table:style-name="Table1.B2" office:value-type="string">
            <text:p text:style-name="P12">sudo apt-get install make</text:p>
          </table:table-cell>
        </table:table-row>
        <table:table-row>
          <table:table-cell table:style-name="Table1.A2" office:value-type="string">
            <text:p text:style-name="P3"><text:span text:style-name="T2">G</text:span>test version 1.8.1</text:p>
          </table:table-cell>
          <table:table-cell table:style-name="Table1.B2" office:value-type="string">
            <text:p text:style-name="P4">sudo apt-get install cmake # install cmake</text:p>
            <text:p text:style-name="P4">cd /usr/src/gtest</text:p>
            <text:p text:style-name="P4">sudo cmake CMakeLists.txt</text:p>
            <text:p text:style-name="P4">sudo make</text:p>
            <text:p text:style-name="P4">sudo cp *.a /usr/lib</text:p>
          </table:table-cell>
        </table:table-row>
        <table:table-row>
          <table:table-cell table:style-name="Table1.A2" office:value-type="string">
            <text:p text:style-name="P3">cpplint</text:p>
          </table:table-cell>
          <table:table-cell table:style-name="Table1.B2" office:value-type="string">
            <text:p text:style-name="P4">sudo apt-get install python-pip <text:s/></text:p>
            <text:p text:style-name="P4">sudo pip install cpplint</text:p>
          </table:table-cell>
        </table:table-row>
        <table:table-row>
          <table:table-cell table:style-name="Table1.A2" office:value-type="string">
            <text:p text:style-name="P3"><text:span text:style-name="T2">G</text:span>cov 7.3.0</text:p>
          </table:table-cell>
          <table:table-cell table:style-name="Table1.B2" office:value-type="string">
            <text:p text:style-name="P11">https://www.ubuntu.com/</text:p>
          </table:table-cell>
        </table:table-row>
        <table:table-row>
          <table:table-cell table:style-name="Table1.A2" office:value-type="string">
            <text:p text:style-name="P3">Cppcheck 1.82</text:p>
          </table:table-cell>
          <table:table-cell table:style-name="Table1.B2" office:value-type="string">
            <text:p text:style-name="P4">sudo apt-get update</text:p>
            <text:p text:style-name="P4">sudo apt-get install cppcheck</text:p>
          </table:table-cell>
        </table:table-row>
        <table:table-row>
          <table:table-cell table:style-name="Table1.A2" office:value-type="string">
            <text:p text:style-name="P3"><text:span text:style-name="T1">V</text:span>algrind-3.13.0</text:p>
          </table:table-cell>
          <table:table-cell table:style-name="Table1.B2" office:value-type="string">
            <text:p text:style-name="P5">sudo apt-get update</text:p>
            <text:p text:style-name="P5">sudo apt-get install valgrind</text:p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4">COMPILAÇÃO</text:p>
          </table:table-cell>
          <table:covered-table-cell/>
        </table:table-row>
        <table:table-row>
          <table:table-cell table:style-name="Table2.A2" office:value-type="string">
            <text:p text:style-name="P7">Abra o terminal e execute os seguintes comandos</text:p>
          </table:table-cell>
          <table:table-cell table:style-name="Table2.B2" office:value-type="string">
            <text:p text:style-name="P7">cd Trabalho-MP-03/code/source</text:p>
            <text:p text:style-name="P7">make</text:p>
          </table:table-cell>
        </table:table-row>
        <table:table-row>
          <table:table-cell table:style-name="Table2.A1" table:number-columns-spanned="2" office:value-type="string">
            <text:p text:style-name="P16">TESTES</text:p>
          </table:table-cell>
          <table:covered-table-cell/>
        </table:table-row>
        <table:table-row>
          <table:table-cell table:style-name="Table2.A2" office:value-type="string">
            <text:p text:style-name="P21">GTEST</text:p>
          </table:table-cell>
          <table:table-cell table:style-name="Table2.B2" office:value-type="string">
            <text:p text:style-name="P7">./<text:span text:style-name="T6">Testa_Nlinhas</text:span></text:p>
          </table:table-cell>
        </table:table-row>
        <table:table-row>
          <table:table-cell table:style-name="Table2.A2" office:value-type="string">
            <text:p text:style-name="P20">CPPLINT</text:p>
          </table:table-cell>
          <table:table-cell table:style-name="Table2.B2" office:value-type="string">
            <text:p text:style-name="P9">cpplint Nlinhas.c Testa_Nlinhas.c</text:p>
          </table:table-cell>
        </table:table-row>
        <table:table-row>
          <table:table-cell table:style-name="Table2.A2" office:value-type="string">
            <text:p text:style-name="P20">CPPCHECK</text:p>
          </table:table-cell>
          <table:table-cell table:style-name="Table2.B2" office:value-type="string">
            <text:p text:style-name="P8">cppcheck --enable=warning <text:span text:style-name="T3">Nlinhas.c</text:span></text:p>
          </table:table-cell>
        </table:table-row>
        <table:table-row>
          <table:table-cell table:style-name="Table2.A2" office:value-type="string">
            <text:p text:style-name="P20">VALGRIND</text:p>
          </table:table-cell>
          <table:table-cell table:style-name="Table2.B2" office:value-type="string">
            <text:p text:style-name="P8"><text:span text:style-name="T5">v</text:span>algrind ./<text:span text:style-name="T4">T</text:span>esta_<text:span text:style-name="T5">Nlinhas</text:span></text:p>
          </table:table-cell>
        </table:table-row>
        <table:table-row>
          <table:table-cell table:style-name="Table2.A2" office:value-type="string">
            <text:p text:style-name="P20">GCOV</text:p>
          </table:table-cell>
          <table:table-cell table:style-name="Table2.B2" office:value-type="string">
            <text:p text:style-name="P8">cd obj</text:p>
            <text:p text:style-name="P8">gcov <text:span text:style-name="T4">T</text:span>esta_<text:span text:style-name="T5">Nlinhas</text:span>.gcno</text:p>
          </table:table-cell>
        </table:table-row>
        <table:table-row>
          <table:table-cell table:style-name="Table2.A1" table:number-columns-spanned="2" office:value-type="string">
            <text:p text:style-name="P17">APAGAR TODOS OS OBJETOS</text:p>
          </table:table-cell>
          <table:covered-table-cell/>
        </table:table-row>
        <table:table-row>
          <table:table-cell table:style-name="Table2.B2" table:number-columns-spanned="2" office:value-type="string">
            <text:p text:style-name="P18">m<text:span text:style-name="T7">a</text:span>ke <text:span text:style-name="T8">clean</text:span>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15">DOXYGEN</text:p>
          </table:table-cell>
          <table:covered-table-cell/>
        </table:table-row>
        <table:table-row>
          <table:table-cell table:style-name="Table2.B2" table:number-columns-spanned="2" office:value-type="string">
            <text:p text:style-name="P1">Doxygen/html/index.html</text:p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weight="bold" style:font-name-asian="OpenSymbol" style:font-family-asian="OpenSymbol" style:font-charset-asian="x-symbol" style:font-weight-asian="bold" style:font-name-complex="OpenSymbol" style:font-family-complex="OpenSymbol" style:font-charset-complex="x-symbol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9:28:59.704481591</meta:creation-date>
    <dc:date>2018-10-07T09:18:27.006278181</dc:date>
    <meta:editing-duration>PT3H9M50S</meta:editing-duration>
    <meta:editing-cycles>136</meta:editing-cycles>
    <meta:generator>LibreOffice/6.0.6.2$Linux_X86_64 LibreOffice_project/00m0$Build-2</meta:generator>
    <meta:document-statistic meta:table-count="2" meta:image-count="0" meta:object-count="0" meta:page-count="1" meta:paragraph-count="45" meta:word-count="112" meta:character-count="840" meta:non-whitespace-character-count="772"/>
  </office:meta>
</office:document-meta>
</file>